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17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508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ffensive Weaponry</text:p>
          </table:table-cell>
          <table:table-cell table:number-columns-repeated="3"/>
          <table:table-cell office:value-type="string" calcext:value-type="string">
            <text:p>w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st (parts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st (labor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~cost (sp)</text:p>
          </table:table-cell>
          <table:table-cell office:value-type="string" calcext:value-type="string">
            <text:p>weight (lb)</text:p>
          </table:table-cell>
        </table:table-row>
        <table:table-row table:style-name="ro1">
          <table:table-cell/>
          <table:table-cell office:value-type="string" calcext:value-type="string">
            <text:p>Melee (Mundane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eteor Gauntle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2 lb metals / leather</text:p>
          </table:table-cell>
          <table:table-cell/>
          <table:table-cell office:value-type="string" calcext:value-type="string">
            <text:p>½ day</text:p>
          </table:table-cell>
          <table:table-cell/>
          <table:table-cell office:value-type="string" calcext:value-type="string">
            <text:p>30 (reduce plate-mail price by 15 if purchasing at same tim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Dusters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pummel</text:p>
          </table:table-cell>
          <table:table-cell office:value-type="string" calcext:value-type="string">
            <text:p>1 lb metals</text:p>
          </table:table-cell>
          <table:table-cell/>
          <table:table-cell office:value-type="string" calcext:value-type="string">
            <text:p>¼ day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Dagger</text:p>
          </table:table-cell>
          <table:table-cell office:value-type="string" calcext:value-type="string">
            <text:p>d4+1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pummel</text:p>
          </table:table-cell>
          <table:table-cell office:value-type="string" calcext:value-type="string">
            <text:p>1 lb metals</text:p>
          </table:table-cell>
          <table:table-cell/>
          <table:table-cell office:value-type="string" calcext:value-type="string">
            <text:p>¼ day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ad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api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2 lb metals / leather</text:p>
          </table:table-cell>
          <table:table-cell/>
          <table:table-cell office:value-type="string" calcext:value-type="string">
            <text:p>1 da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cimit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, quick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en-route</text:p>
          </table:table-cell>
          <table:table-cell office:value-type="string" calcext:value-type="string">
            <text:p>3 lb metal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ortswor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2 lb metals / le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ngsword</text:p>
          </table:table-cell>
          <table:table-cell office:value-type="string" calcext:value-type="string">
            <text:p>d10 / d12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char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atsword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sund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chet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ndax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ttleaxe</text:p>
          </table:table-cell>
          <table:table-cell office:value-type="string" calcext:value-type="string">
            <text:p>d8 / d10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ataxe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lyfork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ong, unwieldy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lber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ong, heavy, unwieldy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rscyth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ong, unwieldy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lun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lub</text:p>
          </table:table-cell>
          <table:table-cell office:value-type="string" calcext:value-type="string">
            <text:p>d4 / 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c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/>
          <table:table-cell office:value-type="string" calcext:value-type="string">
            <text:p>5ft</text:p>
          </table:table-cell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ail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rhammer</text:p>
          </table:table-cell>
          <table:table-cell office:value-type="string" calcext:value-type="string">
            <text:p>d8 / d10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hip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ullwhip / Tradition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ong, flexible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wra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t-o-nines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ip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10ft</text:p>
          </table:table-cell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ged (Mundane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unai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, light, quick</text:p>
          </table:table-cell>
          <table:table-cell office:value-type="string" calcext:value-type="string">
            <text:p>5ft, 30/60</text:p>
          </table:table-cell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huriken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<text:span text:style-name="T1">thrown</text:span>, light, quick</text:p>
          </table:table-cell>
          <table:table-cell office:value-type="string" calcext:value-type="string">
            <text:p>5ft, 30/60</text:p>
          </table:table-cell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hrowing Dart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<text:span text:style-name="T1">thrown</text:span>, light, quick</text:p>
          </table:table-cell>
          <table:table-cell office:value-type="string" calcext:value-type="string">
            <text:p>5ft, 30/60</text:p>
          </table:table-cell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hrowing Ax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<text:span text:style-name="T1">thrown</text:span>, light</text:p>
          </table:table-cell>
          <table:table-cell office:value-type="string" calcext:value-type="string">
            <text:p>5ft, 25/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wing Kni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, light, quick</text:p>
          </table:table-cell>
          <table:table-cell office:value-type="string" calcext:value-type="string">
            <text:p>5ft</text:p>
          </table:table-cell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la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thrown, light, flexible</text:p>
          </table:table-cell>
          <table:table-cell/>
          <table:table-cell office:value-type="string" calcext:value-type="string">
            <text:p>wra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omerang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retu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w / Launcher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ong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hort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at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und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curve 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quick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stol Cross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, light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oss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avy Cross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, heavy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peating Cross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ellet Crossbo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ffsling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rd-bas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eteor Hamm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, long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ying Cla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flexible, very long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ope Dar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, very long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ege / Stationary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ragonhunter Bow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tapult (siege)</text:p>
          </table:table-cell>
          <table:table-cell office:value-type="string" calcext:value-type="string">
            <text:p>5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atapult (home-defense)</text:p>
          </table:table-cell>
          <table:table-cell office:value-type="string" calcext:value-type="string">
            <text:p>3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<text:span text:style-name="T1">ranged, siege</text:span>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ebuchet (siege)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rebuchet (home-defense)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<text:span text:style-name="T1">ranged, siege</text:span>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ebuchet (home-defense, repeating)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lista (siege)</text:p>
          </table:table-cell>
          <table:table-cell office:value-type="string" calcext:value-type="string">
            <text:p>5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Balista (home-defense)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<text:span text:style-name="T1">ranged, siege</text:span>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lybolos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r-répétitif, Pellet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ged (Special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randurm Pellet Gun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hortbla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blaster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Quickhold Blaster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tter Blaster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cat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tterhold Blaster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catt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rown (special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ummpo Jar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ti-Armor Grenade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hrapnel Grenade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ce Grenade</text:p>
          </table:table-cell>
          <table:table-cell office:value-type="string" calcext:value-type="string">
            <text:p>10' area, 1 min duration. Enter/begin: CON DC14 &gt; No bonus action</text:p>
          </table:table-cell>
          <table:table-cell/>
          <table:table-cell office:value-type="string" calcext:value-type="string">
            <text:p>thrown, wind-susceptibl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ink Jar</text:p>
          </table:table-cell>
          <table:table-cell office:value-type="string" calcext:value-type="string">
            <text:p>15' area, 1 min duration. Enter/begin: CON DC15 &gt; No action</text:p>
          </table:table-cell>
          <table:table-cell/>
          <table:table-cell office:value-type="string" calcext:value-type="string">
            <text:p>thrown, wind-succeptable, ignitabl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ill-gas Grenade</text:p>
          </table:table-cell>
          <table:table-cell office:value-type="string" calcext:value-type="string">
            <text:p>15’ area, 1 min duration. Enter/Begin: 6d6</text:p>
          </table:table-cell>
          <table:table-cell office:value-type="string" calcext:value-type="string">
            <text:p>necrotic</text:p>
          </table:table-cell>
          <table:table-cell office:value-type="string" calcext:value-type="string">
            <text:p>thrown, wind-succeptabl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tal Immolation Grenade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rown, metal-attunement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9:45:31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2T20:30:02.343000000</meta:creation-date>
    <dc:date>2022-08-05T00:55:59.321000000</dc:date>
    <meta:editing-duration>PT19H40M22S</meta:editing-duration>
    <meta:editing-cycles>8</meta:editing-cycles>
    <meta:generator>LibreOffice/6.4.2.2$Windows_X86_64 LibreOffice_project/4e471d8c02c9c90f512f7f9ead8875b57fcb1ec3</meta:generator>
    <meta:document-statistic meta:table-count="1" meta:cell-count="393" meta:object-count="0"/>
  </office:meta>
</office:document-meta>
</file>